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2b379" officeooo:paragraph-rsid="0002b379" style:font-size-asian="12pt" style:font-size-complex="12pt"/>
    </style:style>
    <style:style style:name="P3" style:family="paragraph" style:parent-style-name="Standard">
      <style:text-properties style:font-name="Liberation Serif" fo:font-size="12pt" officeooo:rsid="000476b1" officeooo:paragraph-rsid="000476b1" style:font-size-asian="12pt" style:font-size-complex="12pt"/>
    </style:style>
    <style:style style:name="P4" style:family="paragraph" style:parent-style-name="Standard">
      <style:text-properties style:font-name="Liberation Serif" fo:font-size="12pt" officeooo:rsid="0005e85c" officeooo:paragraph-rsid="0005e85c" style:font-size-asian="12pt" style:font-size-complex="12pt"/>
    </style:style>
    <style:style style:name="P5" style:family="paragraph" style:parent-style-name="Standard">
      <style:text-properties officeooo:paragraph-rsid="00069d4e"/>
    </style:style>
    <style:style style:name="P6" style:family="paragraph" style:parent-style-name="Standard">
      <style:text-properties officeooo:rsid="0006eac1" officeooo:paragraph-rsid="0006eac1"/>
    </style:style>
    <style:style style:name="P7" style:family="paragraph" style:parent-style-name="Standard">
      <style:text-properties fo:font-style="italic" officeooo:rsid="0006eac1" officeooo:paragraph-rsid="0006eac1" style:font-style-asian="italic" style:font-style-complex="italic"/>
    </style:style>
    <style:style style:name="P8" style:family="paragraph" style:parent-style-name="Standard">
      <style:text-properties fo:font-style="normal" officeooo:rsid="000899b1" officeooo:paragraph-rsid="000899b1" style:font-style-asian="normal" style:font-style-complex="normal"/>
    </style:style>
    <style:style style:name="P9" style:family="paragraph" style:parent-style-name="Standard">
      <style:text-properties fo:font-style="normal" officeooo:rsid="000a0e4c" officeooo:paragraph-rsid="000a0e4c" style:font-style-asian="normal" style:font-style-complex="normal"/>
    </style:style>
    <style:style style:name="P10" style:family="paragraph" style:parent-style-name="Standard">
      <style:text-properties fo:font-style="normal" officeooo:rsid="000a7ffa" officeooo:paragraph-rsid="000a7ffa" style:font-style-asian="normal" style:font-style-complex="normal"/>
    </style:style>
    <style:style style:name="P11" style:family="paragraph" style:parent-style-name="Preformatted_20_Text">
      <style:text-properties fo:font-style="normal" officeooo:rsid="000899b1" officeooo:paragraph-rsid="000899b1" style:font-style-asian="normal" style:font-style-complex="normal"/>
    </style:style>
    <style:style style:name="T1" style:family="text">
      <style:text-properties officeooo:rsid="000476b1"/>
    </style:style>
    <style:style style:name="T2" style:family="text">
      <style:text-properties officeooo:rsid="0004e511"/>
    </style:style>
    <style:style style:name="T3" style:family="text">
      <style:text-properties officeooo:rsid="0005e85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9d4e" style:font-weight-asian="normal" style:font-weight-complex="normal"/>
    </style:style>
    <style:style style:name="T7" style:family="text">
      <style:text-properties officeooo:rsid="00069d4e"/>
    </style:style>
    <style:style style:name="T8" style:family="text">
      <style:text-properties style:font-name="Liberation Serif" fo:font-size="12pt" fo:font-weight="normal" officeooo:rsid="00069d4e" style:font-size-asian="12pt" style:font-weight-asian="normal" style:font-size-complex="12pt" style:font-weight-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899b1" style:font-style-asian="normal" style:font-style-complex="normal"/>
    </style:style>
    <style:style style:name="T13" style:family="text">
      <style:text-properties officeooo:rsid="000899b1"/>
    </style:style>
    <style:style style:name="T14" style:family="text">
      <style:text-properties officeooo:rsid="000a7f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se 1 Sanntidsprogrammering</text:p>
      <text:p text:style-name="P2"/>
      <text:p text:style-name="P2">1. <text:span text:style-name="T1">Worst case behaviour – one of the elevators disconnects, software crashes, backup, host(?).</text:span></text:p>
      <text:p text:style-name="P3">Save the information about the last orders in each elevator.</text:p>
      <text:p text:style-name="P3"/>
      <text:p text:style-name="P3">2. <text:span text:style-name="T2">Ask student assistant</text:span></text:p>
      <text:p text:style-name="P3"/>
      <text:p text:style-name="P1"><text:span text:style-name="T2">3. </text:span>Cope with independent physical devices; <text:span text:style-name="T3">performance through use of multiple processors.</text:span></text:p>
      <text:p text:style-name="P4">Adding more concurrent tasks make programming simpler because <text:span text:style-name="T5">one can reuse, modulate code efficiently.</text:span></text:p>
      <text:p text:style-name="P4"><text:span text:style-name="T5">More difficult - </text:span></text:p>
      <text:p text:style-name="P4"/>
      <text:p text:style-name="P4"><text:span text:style-name="T4"><text:s/></text:span><text:span text:style-name="T6">Threads make up processes, is the smallest sequence of programmed instructions that can be managed independently by a scheduler.</text:span></text:p>
      <text:p text:style-name="P4"/>
      <text:p text:style-name="P5"><text:span text:style-name="T8">Green threads are threads that are scheduled by a virtual machine instead of natively by the underlying operating system, </text:span>enabling them to work in environments that do not have native thread support, <text:span text:style-name="T7">managed in user space instead of kernel space.</text:span></text:p>
      <text:p text:style-name="P5"/>
      <text:p text:style-name="P6">Coroutines are computer program components that generalize subroutines for nonpreemptive multitasking, by allowing multiple entry points for suspending and resuming execution at certain locations. Well suited for pipes.</text:p>
      <text:p text:style-name="P6"/>
      <text:p text:style-name="P6">Process – OS-managed truly concurrent execution in their own adress space.</text:p>
      <text:p text:style-name="P6"/>
      <text:p text:style-name="P6">Go <text:span text:style-name="T10">“go” </text:span><text:span text:style-name="T11">command </text:span>automates the downloading, building, installation, and testing of Go packages and commands.</text:p>
      <text:p text:style-name="P6"/>
      <text:p text:style-name="P6">The <text:span text:style-name="T9">pthread_create()</text:span> function is used to create a new thread, with attributes specified by <text:span text:style-name="T9">attr</text:span>, within a process.(C/POSIX)</text:p>
      <text:p text:style-name="P6"/>
      <text:p text:style-name="P7">threading.Thread()<text:span text:style-name="T11"> in Pyhton makes an instance of threading</text:span></text:p>
      <text:p text:style-name="P7"/>
      <text:p text:style-name="P7">In CPython, the <text:span text:style-name="Strong_20_Emphasis">global interpreter lock</text:span>, or <text:span text:style-name="Strong_20_Emphasis">GIL</text:span>, is a mutex that prevents multiple native threads from executing Python bytecodes at once.<text:span text:style-name="T12">However, GIL degrades performance.</text:span></text:p>
      <text:p text:style-name="P7"/>
      <text:p text:style-name="P7">The standard Python workaround to the GIL is <text:a xlink:type="simple" xlink:href="http://docs.python.org/3/library/multiprocessing.html">multiprocessing</text:a> <text:span text:style-name="T13">library.</text:span></text:p>
      <text:p text:style-name="P7"/>
      <text:p text:style-name="P7">As mentioned above, when doing concurrent programming it is usually best to avoid using shared state as far as possible.</text:p>
      <text:p text:style-name="P7"/>
      <text:p text:style-name="P8">In order to share resources using multiprocessing one would use shared memory map using <text:span text:style-name="T10">value</text:span> or <text:span text:style-name="T10">array</text:span>.</text:p>
      <text:p text:style-name="P8"/>
      <text:p text:style-name="P11">func GOMAXPROCS(n <text:a xlink:type="simple" xlink:href="http://golang.org/pkg/builtin/#int">int</text:a>) <text:a xlink:type="simple" xlink:href="http://golang.org/pkg/builtin/#int">int</text:a>:</text:p>
      <text:p text:style-name="Text_20_body">GOMAXPROCS sets the maximum number of CPUs that can be executing simultaneously and returns the previous setting. If n &lt; 1, it does not change the current setting. </text:p>
      <text:p text:style-name="P8"/>
      <text:p text:style-name="P8"/>
      <text:p text:style-name="P8"/>
      <text:p text:style-name="P8"/>
      <text:p text:style-name="P8"/>
      <text:p text:style-name="P9"><text:soft-page-break/>4.</text:p>
      <text:p text:style-name="P9"/>
      <text:p text:style-name="P9">C: We do not get 0 as expected, because the threads will try to access the global variable at different times and sometimes they will interrupt each other, doing an incrementation on the wrong value of the global variable.</text:p>
      <text:p text:style-name="P9"/>
      <text:p text:style-name="P9">Python: -<text:span text:style-name="T14">||-</text:span></text:p>
      <text:p text:style-name="P9"/>
      <text:p text:style-name="P10">Go: variable <text:span text:style-name="T10">I </text:span>returned as 0. n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08:24:10.331580556</meta:creation-date>
    <dc:date>2015-01-14T11:22:23.829067347</dc:date>
    <meta:editing-duration>PT2H57M23S</meta:editing-duration>
    <meta:editing-cycles>6</meta:editing-cycles>
    <meta:generator>LibreOffice/4.2.7.2$Linux_X86_64 LibreOffice_project/420m0$Build-2</meta:generator>
    <meta:document-statistic meta:table-count="0" meta:image-count="0" meta:object-count="0" meta:page-count="2" meta:paragraph-count="24" meta:word-count="350" meta:character-count="2302" meta:non-whitespace-character-count="1971"/>
  </office:meta>
</office:document-meta>
</file>